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1/04/2012 au 30/04/2012</text:p>
      <text:p text:style-name="P2"/>
      <text:p text:style-name="P2">Au cour de ce mois d'avril et dans le cadre de la recherche sur Generic System, j'ai participé à la réflexion et à la mise en place des différents points suivants :</text:p>
      <text:p text:style-name="P3"/>
      <text:list xml:id="list1940575670" text:style-name="L1">
        <text:list-item>
          <text:p text:style-name="P4">GS MyAdmin :</text:p>
          <text:list>
            <text:list-item>
              <text:p text:style-name="P4">Factorisation des pages</text:p>
              <text:list>
                <text:list-item>
                  <text:p text:style-name="P4">Étude autour des différentes façons de factoriser les pages (afin de séparer le technique du fonctionnel)</text:p>
                </text:list-item>
                <text:list-item>
                  <text:p text:style-name="P4">Conception d'un composant générique</text:p>
                </text:list-item>
              </text:list>
            </text:list-item>
          </text:list>
        </text:list-item>
        <text:list-item>
          <text:p text:style-name="P4">GS impl</text:p>
          <text:list>
            <text:list-item>
              <text:p text:style-name="P4">Audit sur la compatibilité des différentes versions entre</text:p>
              <text:list>
                <text:list-item>
                  <text:p text:style-name="P4">Arquillian et Weld</text:p>
                </text:list-item>
                <text:list-item>
                  <text:p text:style-name="P4">Jsf et Richfaces</text:p>
                </text:list-item>
              </text:list>
            </text:list-item>
            <text:list-item>
              <text:p text:style-name="P4">Monter de version des frameworks et test de non régression</text:p>
            </text:list-item>
            <text:list-item>
              <text:p text:style-name="P4">Réflexion sur la mise en place de la bidirectionnalité des relation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30T17:02:11</meta:creation-date>
    <dc:date>2012-05-14T17:37:16</dc:date>
    <meta:editing-duration>PT5H47M49S</meta:editing-duration>
    <meta:editing-cycles>45</meta:editing-cycles>
    <meta:generator>LibreOffice/3.4$Unix LibreOffice_project/340m1$Build-502</meta:generator>
    <meta:print-date>2012-02-06T16:32:17</meta:print-date>
    <meta:document-statistic meta:table-count="0" meta:image-count="0" meta:object-count="0" meta:page-count="1" meta:paragraph-count="14" meta:word-count="117" meta:character-count="648" meta:non-whitespace-character-count="555"/>
  </office:meta>
</office:document-meta>
</file>